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StreamHandler.LogStreamHandler( ProjectComponent pc , int outlevel , int err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StreamHandler.LogStreamHandler( Task task , int outlevel , int err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StreamHandler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